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6.007cm" svg:height="8.975cm" svg:x="9.118cm" svg:y="0cm">
            <draw:object draw:notify-on-update-of-ranges="Feuille1.A2:Feuille1.A9 Feuille1.B1:Feuille1.B1 Feuille1.B2:Feuille1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2cm" svg:y="5.518cm">
            <draw:object draw:notify-on-update-of-ranges="Feuille1.A13:Feuille1.A17 Feuille1.B13:Feuille1.B17 Feuille1.A13:Feuille1.A21 Feuille1.B13:Feuille1.B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 (V)</text:p>
          </table:table-cell>
          <table:table-cell office:value-type="string" calcext:value-type="string">
            <text:p>Fréquence (kHz)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97.6" calcext:value-type="float">
            <text:p>97,6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85.1" calcext:value-type="float">
            <text:p>85,1</text:p>
          </table:table-cell>
          <table:table-cell table:number-columns-repeated="3"/>
        </table:table-row>
        <table:table-row table:style-name="ro1">
          <table:table-cell office:value-type="float" office:value="1.61" calcext:value-type="float">
            <text:p>1,61</text:p>
          </table:table-cell>
          <table:table-cell office:value-type="float" office:value="68.7" calcext:value-type="float">
            <text:p>68,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8" calcext:value-type="float">
            <text:p>58,8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46.5" calcext:value-type="float">
            <text:p>46,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.78" calcext:value-type="float">
            <text:p>33,78</text:p>
          </table:table-cell>
          <table:table-cell table:number-columns-repeated="3"/>
        </table:table-row>
        <table:table-row table:style-name="ro1">
          <table:table-cell office:value-type="float" office:value="3.44" calcext:value-type="float">
            <text:p>3,44</text:p>
          </table:table-cell>
          <table:table-cell office:value-type="float" office:value="24.6" calcext:value-type="float">
            <text:p>24,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,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hase (°)</text:p>
          </table:table-cell>
          <table:table-cell office:value-type="string" calcext:value-type="string">
            <text:p>Valeur moyenne (V)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.62" calcext:value-type="float">
            <text:p>2,62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3.9" calcext:value-type="float">
            <text:p>3,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18" calcext:value-type="float">
            <text:p>5,18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,25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table:number-columns-repeated="3"/>
        </table:table-row>
        <table:table-row table:style-name="ro1">
          <table:table-cell office:value-type="float" office:value="1.75" calcext:value-type="float">
            <text:p>1,7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c = 5</text:p>
          </table:table-cell>
          <table:table-cell office:value-type="string" calcext:value-type="string">
            <text:p>k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vmin</text:p>
          </table:table-cell>
          <table:table-cell office:value-type="float" office:value="15.6" calcext:value-type="float">
            <text:p>15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vmax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min</text:p>
          </table:table-cell>
          <table:table-cell office:value-type="float" office:value="25.4" calcext:value-type="float">
            <text:p>25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max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36*36" office:value-type="float" office:value="1296" calcext:value-type="float">
            <text:p>1296</text:p>
          </table:table-cell>
        </table:table-row>
        <table:table-row table:style-name="ro1">
          <table:table-cell table:number-columns-repeated="4"/>
          <table:table-cell table:formula="of:=15*15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Fc = 1</text:p>
          </table:table-cell>
          <table:table-cell office:value-type="string" calcext:value-type="string">
            <text:p>kHz</text:p>
          </table:table-cell>
          <table:table-cell table:number-columns-repeated="2"/>
          <table:table-cell table:formula="of:=[.E27]/5" office:value-type="float" office:value="259.2" calcext:value-type="float">
            <text:p>259,2</text:p>
          </table:table-cell>
        </table:table-row>
        <table:table-row table:style-name="ro1">
          <table:table-cell office:value-type="string" calcext:value-type="string">
            <text:p>fvmi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vmax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min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max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17:18:20.813422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meric Arnould</meta:initial-creator>
    <meta:creation-date>2014-11-19T10:48:55.353588841</meta:creation-date>
    <dc:date>2014-11-20T17:34:11.713156964</dc:date>
    <dc:creator>Aymeric Arnould</dc:creator>
    <meta:editing-duration>PT1H9M12S</meta:editing-duration>
    <meta:editing-cycles>4</meta:editing-cycles>
    <meta:generator>LibreOffice/4.2.4.2$Linux_X86_64 LibreOffice_project/420m0$Build-2</meta:generator>
    <meta:document-statistic meta:table-count="1" meta:cell-count="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0080" draw:fill-color="#000080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0080"/>
    </style:style>
    <style:style style:name="ch9" style:family="chart" style:data-style-name="N2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plot-area chart:style-name="ch2" table:cell-range-address="Feuille1.A2:Feuille1.B9 Feuille1.B1:Feuille1.B1" chart:data-source-has-labels="row" svg:x="1.331cm" svg:y="0.851cm" svg:width="14.037cm" svg:height="6.965cm">
          <chartooo:coordinate-region svg:x="2.138cm" svg:y="1.051cm" svg:width="12.99cm" svg:height="6.118cm"/>
          <chart:axis chart:dimension="x" chart:name="primary-x" chart:style-name="ch3">
            <chart:title svg:x="7.339cm" svg:y="7.995cm" chart:style-name="ch4">
              <text:p>Tension E (V)</text:p>
            </chart:title>
          </chart:axis>
          <chart:axis chart:dimension="y" chart:name="primary-y" chart:style-name="ch3">
            <chart:title svg:x="0.451cm" svg:y="5.594cm" chart:style-name="ch5">
              <text:p>Fréquence (kHz)</text:p>
            </chart:title>
            <chart:grid chart:style-name="ch6" chart:class="major"/>
          </chart:axis>
          <chart:series chart:style-name="ch7" chart:values-cell-range-address="Feuille1.B2:Feuille1.B9" chart:label-cell-address="Feuille1.B1:Feuille1.B1" chart:class="chart:scatter">
            <chart:domain table:cell-range-address="Feuille1.A2:Feuille1.A9"/>
            <chart:regression-curve chart:style-name="ch8">
              <chart:equation chart:display-equation="true" chart:display-r-square="true" svg:x="8.12cm" svg:y="1.201cm" chart:style-name="ch9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Fréquence (kHz)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Feuille1.A2:Feuille1.A9</svg:desc>
                </draw:g>
              </table:table-cell>
              <table:table-cell office:value-type="float" office:value="97.6">
                <text:p>97.6</text:p>
                <draw:g>
                  <svg:desc>Feuille1.B2:Feuille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">
                <text:p>0.98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1">
                <text:p>1.61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3.78">
                <text:p>33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4">
                <text:p>3.44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.5">
                <text:p>1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00ff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0080" draw:fill-color="#00008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Feuille1.A13:Feuille1.B17 Feuille1.B13:Feuille1.B21" svg:x="0.77cm" svg:y="0.855cm" svg:width="14.59cm" svg:height="7.545cm">
          <chartooo:coordinate-region svg:x="1.206cm" svg:y="1.054cm" svg:width="13.915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1.B13:Feuille1.B17" chart:class="chart:scatter">
            <chart:domain table:cell-range-address="Feuille1.A13:Feuille1.A17"/>
            <chart:regression-curve chart:style-name="ch6">
              <chart:equation chart:display-equation="true" chart:display-r-square="true" svg:x="8.485cm" svg:y="1.08cm"/>
            </chart:regression-curve>
            <chart:data-point chart:repeated="5"/>
          </chart:series>
          <chart:series chart:style-name="ch7" chart:values-cell-range-address="Feuille1.B13:Feuille1.B21" chart:class="chart:scatter">
            <chart:domain table:cell-range-address="Feuille1.A13:Feuille1.A21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13:Feuille1.A17</svg:desc>
                </draw:g>
              </table:table-cell>
              <table:table-cell office:value-type="float" office:value="0">
                <text:p>0</text:p>
                <draw:g>
                  <svg:desc>Feuille1.B13:Feuille1.B17</svg:desc>
                </draw:g>
              </table:table-cell>
              <table:table-cell office:value-type="float" office:value="0">
                <text:p>0</text:p>
                <draw:g>
                  <svg:desc>Feuille1.A13:Feuille1.A21</svg:desc>
                </draw:g>
              </table:table-cell>
              <table:table-cell office:value-type="float" office:value="0">
                <text:p>0</text:p>
                <draw:g>
                  <svg:desc>Feuille1.B13:Feuille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.35">
                <text:p>1.35</text:p>
              </table:table-cell>
              <table:table-cell office:value-type="float" office:value="0.25">
                <text:p>0.2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.62">
                <text:p>2.62</text:p>
              </table:table-cell>
              <table:table-cell office:value-type="float" office:value="0.5">
                <text:p>0.5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3.9">
                <text:p>3.9</text:p>
              </table:table-cell>
              <table:table-cell office:value-type="float" office:value="0.75">
                <text:p>0.7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.18">
                <text:p>5.18</text:p>
              </table:table-cell>
              <table:table-cell office:value-type="float" office:value="1">
                <text:p>1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